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19E0C1903DA4EC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c48d8"/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f0179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2818bb" officeooo:paragraph-rsid="002818bb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1" style:family="paragraph" style:parent-style-name="Table_20_Contents">
      <style:paragraph-properties fo:text-align="start" style:justify-single-word="false"/>
      <style:text-properties officeooo:rsid="002d3e6e" officeooo:paragraph-rsid="002d3e6e"/>
    </style:style>
    <style:style style:name="P22" style:family="paragraph" style:parent-style-name="Table_20_Contents">
      <style:text-properties officeooo:paragraph-rsid="002f0179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3238c1" fo:background-color="transparent" loext:char-shading-value="0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1f6111"/>
    </style:style>
    <style:style style:name="T15" style:family="text">
      <style:text-properties officeooo:rsid="001fd18d"/>
    </style:style>
    <style:style style:name="T16" style:family="text">
      <style:text-properties officeooo:rsid="0024f72b"/>
    </style:style>
    <style:style style:name="T17" style:family="text">
      <style:text-properties officeooo:rsid="0025bcf3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88118"/>
    </style:style>
    <style:style style:name="T21" style:family="text">
      <style:text-properties officeooo:rsid="002d3e6e"/>
    </style:style>
    <style:style style:name="T22" style:family="text">
      <style:text-properties officeooo:rsid="002f0179"/>
    </style:style>
    <style:style style:name="T23" style:family="text">
      <style:text-properties officeooo:rsid="002d4a2c"/>
    </style:style>
    <style:style style:name="T24" style:family="text">
      <style:text-properties officeooo:rsid="002f3695"/>
    </style:style>
    <style:style style:name="T2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6" style:family="text">
      <style:text-properties officeooo:rsid="003238c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">sp. zn. </text:span>#4556, <text:span text:style-name="T24">#5722</text:span></text:p>
      <text:p text:style-name="P23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3">Personální odbor</text:span></text:p>
            <text:p text:style-name="P16">z<text:span text:style-name="T12">a</text:span>st<text:span text:style-name="T12">o</text:span>up<text:span text:style-name="T12">ena</text:span>: <text:span text:style-name="T19">Bc. Jan Novák</text:span>, <text:tab/>e-mail: <text:a xlink:type="simple" xlink:href="mailto:jan.novak@pirati.cz" text:style-name="Internet_20_link" text:visited-style-name="Visited_20_Internet_20_Link"><text:span text:style-name="T20">jan.novak@pirati.cz</text:span></text:a><text:span text:style-name="T20">, vedoucí</text:span></text:p>
            <text:p text:style-name="P21">Vladislav Tobias Esner, e-mail: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14">Barbora Hradečná <text:s text:c="5"/></text:span>e-mail: <text:span text:style-name="T14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12">Jméno</text:span>: <text:span text:style-name="T25">Miloš Zmeškal</text:span></text:p>
            <text:p text:style-name="P20"><text:span text:style-name="T17">ročník</text:span>: <text:span text:style-name="T16">1987</text:span> <text:s text:c="2"/><text:span text:style-name="T15">bydliště: Olomouc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8">Krajský koordinátor dobrovolníků pro <text:span text:style-name="T26">Olomouc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21">20</text:span>h <text:span text:style-name="T13">týdně </text:span>(slovy: <text:span text:style-name="T13">dvacet</text:span>hodin), <text:span text:style-name="T22">max. 300h ročně 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19">DPP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22"><text:span text:style-name="T9">• paušální odměna </text:span><text:span text:style-name="T11">9000</text:span><text:span text:style-name="T7"> Kč </text:span></text:p>
            <text:p text:style-name="P15">• úkolová odměna: až <text:span text:style-name="T23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4"><text:s/><text:span text:style-name="T18">Od 01-08-2017 do 31-12-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3">Praze</text:span> dne <text:span text:style-name="T26">01-08-2017</text:span></text:p>
      <text:p text:style-name="P6">Za zadavatele: <text:tab/><text:tab/><text:tab/>Za dodavatele: </text:p>
      <text:p text:style-name="P9"><text:span text:style-name="T10">Vladislav Tobias Esner</text:span><text:span text:style-name="T9"><text:tab/><text:tab/></text:span>Miloš Zmeškal</text:p>
      <text:p text:style-name="P7"/>
      <text:p text:style-name="P6">….................<text:tab/><text:tab/><text:tab/>…........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19E0C1903DA4EC0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8-15T22:18:15.252185612</dc:date>
    <meta:editing-cycles>119</meta:editing-cycles>
    <meta:editing-duration>P24DT13H6M20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3" meta:word-count="161" meta:character-count="1238" meta:non-whitespace-character-count="1087"/>
    <meta:user-defined meta:name="Informace 1"/>
    <meta:user-defined meta:name="Informace 2"/>
    <meta:user-defined meta:name="Informace 3"/>
    <meta:user-defined meta:name="Informace 4"/>
  </office:meta>
</office:document-meta>
</file>